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32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80808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3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1cm" svg:stroke-color="#000000" draw:marker-start="msArrowOpenEnd_20_5" draw:marker-start-width="0.33cm" draw:marker-start-center="false" draw:marker-end="msArrowOpenEnd_20_5" draw:marker-end-width="0.33cm" draw:marker-end-center="false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0.379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0.77cm" fo:min-width="0.815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3" style:family="text">
      <style:text-properties style:text-position="-25% 58%" fo:font-size="16pt" fo:language="en" fo:country="US" fo:font-style="italic" style:font-size-asian="16pt" style:font-style-asian="italic" style:font-size-complex="16pt" style:font-style-complex="italic"/>
    </style:style>
    <style:style style:name="T4" style:family="text">
      <style:text-properties fo:font-family="'Liberation Sans'" style:font-style-name="Regular" style:font-family-generic="swiss" style:font-pitch="variable" fo:font-size="16pt" fo:font-style="italic" style:font-family-asian="'Liberation Sans'" style:font-style-name-asian="Regular" style:font-family-generic-asian="swiss" style:font-pitch-asian="variable" style:font-size-asian="16pt" style:font-style-asian="italic" style:font-family-complex="'Liberation Sans'" style:font-style-name-complex="Regular" style:font-family-generic-complex="swiss" style:font-pitch-complex="variable" style:font-size-complex="16pt" style:font-style-complex="italic"/>
    </style:style>
    <style:style style:name="T5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801cm" svg:y1="2.439cm" svg:x2="5.129cm" svg:y2="2.439cm">
          <text:p text:style-name="P5"/>
        </draw:line>
        <draw:custom-shape draw:style-name="gr2" draw:text-style-name="P2" draw:layer="layout" svg:width="2.328cm" svg:height="1.058cm" svg:x="2.801cm" svg:y="3.649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011cm" svg:y1="4.707cm" svg:x2="4.011cm" svg:y2="6.189cm">
          <text:p text:style-name="P5"/>
        </draw:line>
        <draw:line draw:style-name="gr4" draw:text-style-name="P1" draw:layer="layout" svg:x1="4.045cm" svg:y1="2.591cm" svg:x2="4.045cm" svg:y2="3.437cm">
          <text:p text:style-name="P5"/>
        </draw:line>
        <draw:custom-shape draw:style-name="gr5" draw:text-style-name="P4" draw:layer="layout" svg:width="0.879cm" svg:height="0.937cm" svg:x="2.772cm" svg:y="2.657cm">
          <text:p text:style-name="P3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315cm" svg:height="1.03cm" svg:x="2.642cm" svg:y="5.339cm">
          <text:p text:style-name="P3"><text:span text:style-name="T2">P</text:span><text:span text:style-name="T3">ext</text:span></text:p>
          <draw:enhanced-geometry svg:viewBox="0 0 21600 21600" draw:type="rectangle" draw:enhanced-path="M 0 0 L 21600 0 21600 21600 0 21600 0 0 Z N"/>
        </draw:custom-shape>
        <draw:frame draw:style-name="gr7" draw:layer="layout" svg:width="5.231cm" svg:height="0.962cm" svg:x="1.629cm" svg:y="6.352cm">
          <draw:text-box>
            <text:p text:style-name="P5">Piston &amp; cylinder</text:p>
          </draw:text-box>
        </draw:frame>
        <draw:line draw:style-name="gr1" draw:text-style-name="P1" draw:layer="layout" svg:x1="5.129cm" svg:y1="2.379cm" svg:x2="5.129cm" svg:y2="5.342cm">
          <text:p text:style-name="P5"/>
        </draw:line>
        <draw:line draw:style-name="gr1" draw:text-style-name="P1" draw:layer="layout" svg:x1="2.801cm" svg:y1="2.379cm" svg:x2="2.801cm" svg:y2="5.342cm">
          <text:p text:style-name="P5"/>
        </draw:line>
        <draw:custom-shape draw:style-name="gr5" draw:text-style-name="P4" draw:layer="layout" svg:width="1.192cm" svg:height="0.937cm" svg:x="4.017cm" svg:y="2.558cm">
          <text:p text:style-name="P3"><text:span text:style-name="T4">Δ</text:span><text:span text:style-name="T1">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22cm" svg:y1="2.02cm" svg:x2="4.578cm" svg:y2="2.037cm">
          <text:p text:style-name="P5"/>
        </draw:line>
        <draw:custom-shape draw:style-name="gr5" draw:text-style-name="P4" draw:layer="layout" svg:width="2.229cm" svg:height="0.937cm" svg:x="2.899cm" svg:y="1.058cm">
          <text:p text:style-name="P3"><text:span text:style-name="T5">Area </text:span><text:span text:style-name="T1">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4-19T11:16:26</meta:creation-date>
    <dc:creator>Jussi Eloranta</dc:creator>
    <dc:date>2008-08-16T16:02:20</dc:date>
    <meta:editing-cycles>8</meta:editing-cycles>
    <meta:editing-duration>PT8M2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